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Fonts/Font_Minion_Pro_2.ttf" manifest:media-type="application/x-font-ttf"/>
  <manifest:file-entry manifest:full-path="Fonts/Font_Liberation_Serif_1.ttf" manifest:media-type="application/x-font-ttf"/>
  <manifest:file-entry manifest:full-path="Fonts/Font_Minion_Pro_3.ttf" manifest:media-type="application/x-font-ttf"/>
  <manifest:file-entry manifest:full-path="Fonts/Font_Liberation_Serif_2.ttf" manifest:media-type="application/x-font-ttf"/>
  <manifest:file-entry manifest:full-path="Fonts/Font_Minion_Pro_4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Fonts/Font_Minion_Pro_1.ttf" manifest:media-type="application/x-font-tt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Minion Pro" svg:font-family="'Minion Pro'" style:font-adornments="Regular" style:font-family-generic="roman" style:font-pitch="variable">
      <svg:font-face-src>
        <svg:font-face-uri xlink:href="Fonts/Font_Minion_Pro_1.ttf" xlink:type="simple" loext:font-style="normal" loext:font-weight="normal">
          <svg:font-face-format svg:string="truetype"/>
        </svg:font-face-uri>
        <svg:font-face-uri xlink:href="Fonts/Font_Minion_Pro_2.ttf" xlink:type="simple" loext:font-style="normal" loext:font-weight="bold">
          <svg:font-face-format svg:string="truetype"/>
        </svg:font-face-uri>
        <svg:font-face-uri xlink:href="Fonts/Font_Minion_Pro_3.ttf" xlink:type="simple" loext:font-style="italic" loext:font-weight="normal">
          <svg:font-face-format svg:string="truetype"/>
        </svg:font-face-uri>
        <svg:font-face-uri xlink:href="Fonts/Font_Minion_Pro_4.ttf" xlink:type="simple" loext:font-style="italic" loext:font-weight="bold">
          <svg:font-face-format svg:string="truetype"/>
        </svg:font-face-uri>
      </svg:font-face-src>
    </style:font-face>
    <style:font-face style:name="Minion Pro1" svg:font-family="'Minion Pro'" style:font-family-generic="roman" style:font-pitch="variable">
      <svg:font-face-src>
        <svg:font-face-uri xlink:href="Fonts/Font_Minion_Pro_1.ttf" xlink:type="simple" loext:font-style="normal" loext:font-weight="normal">
          <svg:font-face-format svg:string="truetype"/>
        </svg:font-face-uri>
        <svg:font-face-uri xlink:href="Fonts/Font_Minion_Pro_2.ttf" xlink:type="simple" loext:font-style="normal" loext:font-weight="bold">
          <svg:font-face-format svg:string="truetype"/>
        </svg:font-face-uri>
        <svg:font-face-uri xlink:href="Fonts/Font_Minion_Pro_3.ttf" xlink:type="simple" loext:font-style="italic" loext:font-weight="normal">
          <svg:font-face-format svg:string="truetype"/>
        </svg:font-face-uri>
        <svg:font-face-uri xlink:href="Fonts/Font_Minion_Pro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cm" svg:stroke-color="#000000" draw:marker-start-width="0.23cm" draw:marker-end="Concave_20_short" draw:marker-end-width="0.23cm" draw:fill="none" draw:fill-color="#ffffff" draw:textarea-horizontal-align="left" draw:auto-grow-height="true" draw:auto-grow-width="true" fo:min-height="0.424cm" fo:min-width="1.103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1.327cm"/>
      <style:paragraph-properties style:writing-mode="lr-tb"/>
    </style:style>
    <style:style style:name="gr3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0.489cm"/>
      <style:paragraph-properties style:writing-mode="lr-tb"/>
    </style:style>
    <style:style style:name="gr4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1.128cm"/>
      <style:paragraph-properties style:writing-mode="lr-tb"/>
    </style:style>
    <style:style style:name="gr5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847cm" fo:min-width="3.025cm"/>
      <style:paragraph-properties style:writing-mode="lr-tb"/>
    </style:style>
    <style:style style:name="gr6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1.27cm" fo:min-width="3.486cm"/>
      <style:paragraph-properties style:writing-mode="lr-tb"/>
    </style:style>
    <style:style style:name="gr7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847cm" fo:min-width="3.732cm"/>
      <style:paragraph-properties style:writing-mode="lr-tb"/>
    </style:style>
    <style:style style:name="gr9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2.076cm"/>
      <style:paragraph-properties style:writing-mode="lr-tb"/>
    </style:style>
    <style:style style:name="gr10" style:family="graphic" style:parent-style-name="standard">
      <style:graphic-properties draw:stroke="solid" svg:stroke-color="#000000" draw:marker-end="Concave_20_short" draw:fill="none" draw:fill-color="#ffffff" draw:textarea-horizontal-align="left" draw:auto-grow-height="true" draw:auto-grow-width="false" fo:min-height="0.424cm" fo:min-width="2.495cm"/>
      <style:paragraph-properties style:writing-mode="lr-tb"/>
    </style:style>
    <style:style style:name="gr11" style:family="graphic" style:parent-style-name="standard">
      <style:graphic-properties draw:stroke="solid" svg:stroke-color="#4477aa" draw:marker-end="Concave_20_short" draw:fill="none" draw:fill-color="#ffffff" draw:textarea-horizontal-align="left" draw:auto-grow-height="true" draw:auto-grow-width="false" fo:min-height="0.847cm" fo:min-width="1.691cm"/>
      <style:paragraph-properties style:writing-mode="lr-tb"/>
    </style:style>
    <style:style style:name="gr12" style:family="graphic" style:parent-style-name="objectwithoutfill">
      <style:graphic-properties draw:stroke="solid" svg:stroke-width="0cm" draw:marker-start-width="0.2cm" draw:marker-end="Concave_20_short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objectwithoutfill">
      <style:graphic-properties draw:stroke="solid" draw:marker-end="Concave_20_short" draw:marker-end-width="0.3cm" draw:fill="none" draw:textarea-vertical-align="middle"/>
    </style:style>
    <style:style style:name="gr14" style:family="graphic" style:parent-style-name="objectwithoutfill">
      <style:graphic-properties draw:marker-end="Concave_20_short" draw:marker-end-width="0.3cm" draw:fill="none" draw:textarea-vertical-align="middle"/>
    </style:style>
    <style:style style:name="gr15" style:family="graphic" style:parent-style-name="objectwithoutfill">
      <style:graphic-properties svg:stroke-width="0.05cm" svg:stroke-color="#4477aa" draw:marker-start-width="0.275cm" draw:marker-end="Concave_20_short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Long_20_Dash" draw:marker-end="Concave_20_short" draw:marker-end-width="0.3cm" svg:stroke-linecap="butt" draw:fill="none" draw:textarea-vertical-align="middle"/>
    </style:style>
    <style:style style:name="gr17" style:family="graphic" style:parent-style-name="objectwithoutfill">
      <style:graphic-properties draw:marker-end="Arrowheads_20_22" draw:marker-end-width="0.3cm" draw:fill="none" draw:textarea-vertical-align="middle"/>
    </style:style>
    <style:style style:name="gr18" style:family="graphic" style:parent-style-name="standard">
      <style:graphic-properties draw:stroke="solid" draw:stroke-dash="Double_20_Dash" svg:stroke-width="0.05cm" svg:stroke-color="#3465a4" draw:marker-start-width="0.275cm" draw:marker-end="Concave_20_short" draw:marker-end-width="0.275cm" svg:stroke-linecap="butt" draw:textarea-horizontal-align="justify" draw:textarea-vertical-align="middle" draw:auto-grow-height="false" fo:min-height="14.232cm" fo:min-width="16.68cm" fo:padding-top="0.15cm" fo:padding-bottom="0.15cm" fo:padding-left="0.275cm" fo:padding-right="0.275cm"/>
    </style:style>
    <style:style style:name="gr19" style:family="graphic" style:parent-style-name="standard">
      <style:graphic-properties draw:stroke="solid" svg:stroke-color="#4477aa" draw:marker-end="Concave_20_short" draw:fill="none" draw:fill-color="#ffffff" draw:textarea-horizontal-align="left" draw:auto-grow-height="true" draw:auto-grow-width="false" fo:min-height="0.268cm" fo:min-width="1.691cm"/>
      <style:paragraph-properties style:writing-mode="lr-tb"/>
    </style:style>
    <style:style style:name="gr20" style:family="graphic" style:parent-style-name="objectwithoutfill">
      <style:graphic-properties svg:stroke-color="#4477aa" draw:marker-end="Concave_20_short" draw:marker-end-width="0.3cm" draw:fill="none" draw:textarea-vertical-align="middle"/>
    </style:style>
    <style:style style:name="gr21" style:family="graphic" style:parent-style-name="standard">
      <style:graphic-properties draw:stroke="solid" svg:stroke-width="0.05cm" svg:stroke-color="#ee6677" draw:marker-start-width="0.275cm" draw:marker-end="Concave_20_short" draw:marker-end-width="0.275cm" draw:fill="none" draw:fill-color="#ffffff" draw:textarea-horizontal-align="left" draw:auto-grow-height="true" draw:auto-grow-width="false" fo:min-height="0.775cm" fo:min-width="1.691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solid" svg:stroke-width="0.05cm" svg:stroke-color="#ee6677" draw:marker-start-width="0.275cm" draw:marker-end="Concave_20_short" draw:marker-end-width="0.275cm" draw:fill="none" draw:fill-color="#ffffff" draw:textarea-horizontal-align="left" draw:auto-grow-height="true" draw:auto-grow-width="false" fo:min-height="0.639cm" fo:min-width="1.691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color="#3465a4" draw:marker-end="Concave_20_shor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4477aa" draw:marker-end="Concave_20_short" draw:fill="none" draw:fill-color="#4477aa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none" draw:stroke-dash="Dash_20_Dot_20_4" svg:stroke-width="0cm" svg:stroke-color="#4477aa" draw:stroke-linejoin="none" svg:stroke-linecap="butt" draw:fill="solid" draw:fill-color="#4477aa" draw:textarea-horizontal-align="center" draw:textarea-vertical-align="middle"/>
    </style:style>
    <style:style style:name="gr27" style:family="graphic" style:parent-style-name="standard">
      <style:graphic-properties draw:stroke="none" svg:stroke-color="#000000" draw:marker-end="Concave_20_shor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 fo:min-width="16.299cm"/>
      <style:paragraph-properties style:writing-mode="lr-tb"/>
    </style:style>
    <style:style style:name="P1" style:family="paragraph">
      <style:paragraph-properties fo:text-align="center"/>
      <style:text-properties fo:font-size="12pt" fo:font-weight="bold"/>
    </style:style>
    <style:style style:name="P2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color="#4477aa" loext:opacity="100%" fo:font-size="12pt"/>
    </style:style>
    <style:style style:name="P6" style:family="paragraph">
      <loext:graphic-properties draw:fill="none" draw:fill-color="#ffffff"/>
      <style:paragraph-properties fo:text-align="center"/>
      <style:text-properties fo:color="#4477aa" loext:opacity="100%" fo:font-size="12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text-properties fo:color="#4477aa" loext:opacity="100%"/>
    </style:style>
    <style:style style:name="P10" style:family="paragraph">
      <style:paragraph-properties fo:text-align="center"/>
      <style:text-properties fo:color="#ee6677" loext:opacity="100%" fo:font-size="12pt"/>
    </style:style>
    <style:style style:name="P11" style:family="paragraph">
      <loext:graphic-properties draw:fill="none" draw:fill-color="#ffffff"/>
      <style:paragraph-properties fo:text-align="center"/>
      <style:text-properties fo:color="#ee6677" loext:opacity="100%" fo:font-size="12pt"/>
    </style:style>
    <style:style style:name="P12" style:family="paragraph">
      <loext:graphic-properties draw:fill="none" draw:fill-color="#ffffff"/>
      <style:text-properties fo:color="#4477aa" loext:opacity="100%" fo:font-style="italic" style:font-style-asian="italic" style:font-style-complex="italic"/>
    </style:style>
    <style:style style:name="P13" style:family="paragraph">
      <style:text-properties fo:color="#4477aa" loext:opacity="100%"/>
    </style:style>
    <style:style style:name="P14" style:family="paragraph">
      <loext:graphic-properties draw:fill="none" draw:fill-color="#4477aa"/>
      <style:text-properties fo:color="#4477aa" loext:opacity="100%"/>
    </style:style>
    <style:style style:name="P15" style:family="paragraph">
      <loext:graphic-properties draw:fill="solid" draw:fill-color="#4477aa"/>
      <style:paragraph-properties fo:text-align="center"/>
      <style:text-properties fo:color="#4477aa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4477aa" loext:opacity="100%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xml:id="id1" draw:id="id1" draw:layer="layout" svg:width="1.673cm" svg:height="0.694cm" svg:x="1.594cm" svg:y="3.799cm">
          <draw:text-box>
            <text:p text:style-name="P1">datum</text:p>
          </draw:text-box>
        </draw:frame>
        <draw:frame draw:style-name="gr2" draw:text-style-name="P4" xml:id="id2" draw:id="id2" draw:layer="layout" svg:width="1.827cm" svg:height="0.674cm" svg:x="1.517cm" svg:y="5.085cm">
          <draw:text-box>
            <text:p text:style-name="P3">features</text:p>
          </draw:text-box>
        </draw:frame>
        <draw:frame draw:style-name="gr3" draw:text-style-name="P4" xml:id="id3" draw:id="id3" draw:layer="layout" svg:width="0.989cm" svg:height="0.674cm" svg:x="1.936cm" svg:y="6.54cm">
          <draw:text-box>
            <text:p text:style-name="P3">RF</text:p>
          </draw:text-box>
        </draw:frame>
        <draw:frame draw:style-name="gr4" draw:text-style-name="P4" xml:id="id4" draw:id="id4" draw:layer="layout" svg:width="1.628cm" svg:height="0.674cm" svg:x="1.616cm" svg:y="8.647cm">
          <draw:text-box>
            <text:p text:style-name="P3">output</text:p>
          </draw:text-box>
        </draw:frame>
        <draw:frame draw:style-name="gr5" draw:text-style-name="P4" xml:id="id5" draw:id="id5" draw:layer="layout" svg:width="3.525cm" svg:height="1.097cm" svg:x="5.875cm" svg:y="8.436cm">
          <draw:text-box>
            <text:p text:style-name="P3">usual</text:p>
            <text:p text:style-name="P3">max/thresholding</text:p>
          </draw:text-box>
        </draw:frame>
        <draw:frame draw:style-name="gr6" draw:text-style-name="P4" xml:id="id6" draw:id="id6" draw:layer="layout" svg:width="3.986cm" svg:height="1.52cm" svg:x="1.324cm" svg:y="10.739cm">
          <draw:text-box>
            <text:p text:style-name="P3">bayesian</text:p>
            <text:p text:style-name="P3">output-2-probability</text:p>
            <text:p text:style-name="P3">transformer</text:p>
          </draw:text-box>
        </draw:frame>
        <draw:frame draw:style-name="gr7" draw:text-style-name="P4" xml:id="id7" draw:id="id7" draw:layer="layout" svg:width="2.352cm" svg:height="0.674cm" svg:x="2.141cm" svg:y="13.671cm">
          <draw:text-box>
            <text:p text:style-name="P3">probability</text:p>
          </draw:text-box>
        </draw:frame>
        <draw:frame draw:style-name="gr8" draw:text-style-name="P4" xml:id="id15" draw:id="id15" draw:layer="layout" svg:width="4.232cm" svg:height="1.097cm" svg:x="5.521cm" svg:y="13.46cm">
          <draw:text-box>
            <text:p text:style-name="P3">max</text:p>
            <text:p text:style-name="P3">using utility matrix <text:span text:style-name="T1">M</text:span></text:p>
          </draw:text-box>
        </draw:frame>
        <draw:frame draw:style-name="gr9" draw:text-style-name="P4" xml:id="id13" draw:id="id13" draw:layer="layout" svg:width="2.576cm" svg:height="0.674cm" svg:x="10.497cm" svg:y="8.647cm">
          <draw:text-box>
            <text:p text:style-name="P3">chosen class</text:p>
          </draw:text-box>
        </draw:frame>
        <draw:frame draw:style-name="gr9" draw:text-style-name="P4" xml:id="id14" draw:id="id14" draw:layer="layout" svg:width="2.576cm" svg:height="0.674cm" svg:x="10.497cm" svg:y="13.671cm">
          <draw:text-box>
            <text:p text:style-name="P3">chosen class</text:p>
          </draw:text-box>
        </draw:frame>
        <draw:frame draw:style-name="gr10" draw:text-style-name="P4" xml:id="id8" draw:id="id8" draw:layer="layout" svg:width="2.995cm" svg:height="0.674cm" svg:x="14.634cm" svg:y="8.647cm">
          <draw:text-box>
            <text:p text:style-name="P3">TP/TN/FP/FN</text:p>
          </draw:text-box>
        </draw:frame>
        <draw:frame draw:style-name="gr10" draw:text-style-name="P4" xml:id="id10" draw:id="id10" draw:layer="layout" svg:width="2.995cm" svg:height="0.674cm" svg:x="14.634cm" svg:y="13.671cm">
          <draw:text-box>
            <text:p text:style-name="P3">TP/TN/FP/FN</text:p>
          </draw:text-box>
        </draw:frame>
        <draw:frame draw:style-name="gr11" draw:text-style-name="P6" xml:id="id9" draw:id="id9" draw:layer="layout" svg:width="2.191cm" svg:height="1.097cm" svg:x="18.935cm" svg:y="8.436cm">
          <draw:text-box>
            <text:p text:style-name="P5">confusion</text:p>
            <text:p text:style-name="P5">matrix</text:p>
          </draw:text-box>
        </draw:frame>
        <draw:frame draw:style-name="gr11" draw:text-style-name="P6" xml:id="id11" draw:id="id11" draw:layer="layout" svg:width="2.191cm" svg:height="1.097cm" svg:x="18.935cm" svg:y="13.46cm">
          <draw:text-box>
            <text:p text:style-name="P5">confusion</text:p>
            <text:p text:style-name="P5">matrix</text:p>
          </draw:text-box>
        </draw:frame>
        <draw:frame draw:style-name="gr7" draw:text-style-name="P4" xml:id="id12" draw:id="id12" draw:layer="layout" svg:width="2.081cm" svg:height="0.674cm" svg:x="12.545cm" svg:y="3.799cm">
          <draw:text-box>
            <text:p text:style-name="P3">true class</text:p>
          </draw:text-box>
        </draw:frame>
        <draw:connector draw:style-name="gr12" draw:text-style-name="P7" draw:layer="layout" svg:x1="2.43cm" svg:y1="4.493cm" svg:x2="2.43cm" svg:y2="5.085cm" draw:start-shape="id1" draw:start-glue-point="2" draw:end-shape="id2" draw:end-glue-point="0" svg:d="M2430 4493v592" svg:viewBox="0 0 1 593">
          <text:p/>
        </draw:connector>
        <draw:connector draw:style-name="gr13" draw:text-style-name="P7" draw:layer="layout" svg:x1="2.43cm" svg:y1="5.759cm" svg:x2="2.43cm" svg:y2="6.54cm" draw:start-shape="id2" draw:start-glue-point="2" draw:end-shape="id3" draw:end-glue-point="0" svg:d="M2430 5759v781" svg:viewBox="0 0 1 782">
          <text:p/>
        </draw:connector>
        <draw:connector draw:style-name="gr14" draw:text-style-name="P7" draw:layer="layout" svg:x1="3.244cm" svg:y1="8.984cm" svg:x2="5.875cm" svg:y2="8.984cm" draw:start-shape="id4" draw:start-glue-point="1" draw:end-shape="id5" draw:end-glue-point="3" svg:d="M3244 8984h2631" svg:viewBox="0 0 2632 1">
          <text:p/>
        </draw:connector>
        <draw:connector draw:style-name="gr14" draw:text-style-name="P7" draw:layer="layout" svg:x1="2.43cm" svg:y1="9.321cm" svg:x2="3.317cm" svg:y2="10.739cm" draw:start-shape="id4" draw:start-glue-point="2" draw:end-shape="id6" draw:end-glue-point="0" svg:d="M2430 9321v709h887v709" svg:viewBox="0 0 888 1419">
          <text:p/>
        </draw:connector>
        <draw:connector draw:style-name="gr14" draw:text-style-name="P7" draw:layer="layout" svg:x1="3.317cm" svg:y1="12.259cm" svg:x2="3.317cm" svg:y2="13.671cm" draw:start-shape="id6" draw:start-glue-point="2" draw:end-shape="id7" draw:end-glue-point="0" svg:d="M3317 12259v1412" svg:viewBox="0 0 1 1413">
          <text:p/>
        </draw:connector>
        <draw:connector draw:style-name="gr15" draw:text-style-name="P7" draw:layer="layout" svg:x1="17.629cm" svg:y1="8.984cm" svg:x2="18.935cm" svg:y2="8.984cm" draw:start-shape="id8" draw:start-glue-point="1" draw:end-shape="id9" draw:end-glue-point="3" svg:d="M17629 8984h1306" svg:viewBox="0 0 1307 1">
          <text:p/>
        </draw:connector>
        <draw:connector draw:style-name="gr15" draw:text-style-name="P7" draw:layer="layout" svg:x1="17.629cm" svg:y1="14.008cm" svg:x2="18.935cm" svg:y2="14.008cm" draw:start-shape="id10" draw:start-glue-point="1" draw:end-shape="id11" draw:end-glue-point="3" svg:d="M17629 14008h1306" svg:viewBox="0 0 1307 1">
          <text:p/>
        </draw:connector>
        <draw:connector draw:style-name="gr16" draw:text-style-name="P7" draw:layer="layout" svg:x1="3.267cm" svg:y1="4.146cm" svg:x2="12.545cm" svg:y2="4.136cm" draw:start-shape="id1" draw:start-glue-point="1" draw:end-shape="id12" draw:end-glue-point="3" svg:d="M3267 4146h4644v-10h4634" svg:viewBox="0 0 9279 11">
          <text:p/>
        </draw:connector>
        <draw:connector draw:style-name="gr17" draw:text-style-name="P7" draw:layer="layout" svg:x1="13.585cm" svg:y1="4.473cm" svg:x2="16.131cm" svg:y2="8.647cm" draw:start-shape="id12" draw:start-glue-point="2" draw:end-shape="id8" draw:end-glue-point="0" svg:d="M13585 4473v2087h2546v2087" svg:viewBox="0 0 2547 4175">
          <text:p/>
        </draw:connector>
        <draw:connector draw:style-name="gr17" draw:text-style-name="P7" draw:layer="layout" draw:line-skew="1.388cm" svg:x1="13.585cm" svg:y1="4.473cm" svg:x2="16.131cm" svg:y2="13.671cm" draw:start-shape="id12" draw:start-glue-point="2" draw:end-shape="id10" draw:end-glue-point="0" svg:d="M13585 4473v5987h2546v3211" svg:viewBox="0 0 2547 9199">
          <text:p/>
        </draw:connector>
        <draw:custom-shape draw:style-name="gr18" draw:text-style-name="P8" draw:layer="layout" svg:width="17.23cm" svg:height="14.532cm" svg:x="1.004cm" svg:y="2.787cm">
          <text:p/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13.073cm" svg:y1="8.984cm" svg:x2="14.634cm" svg:y2="8.984cm" draw:start-shape="id13" draw:start-glue-point="1" draw:end-shape="id8" draw:end-glue-point="3" svg:d="M13073 8984h1561" svg:viewBox="0 0 1562 1">
          <text:p/>
        </draw:connector>
        <draw:connector draw:style-name="gr17" draw:text-style-name="P7" draw:layer="layout" svg:x1="13.073cm" svg:y1="14.008cm" svg:x2="14.634cm" svg:y2="14.008cm" draw:start-shape="id14" draw:start-glue-point="1" draw:end-shape="id10" draw:end-glue-point="3" svg:d="M13073 14008h1561" svg:viewBox="0 0 1562 1">
          <text:p/>
        </draw:connector>
        <draw:frame draw:style-name="gr19" draw:text-style-name="P6" xml:id="id16" draw:id="id16" draw:layer="layout" svg:width="3.212cm" svg:height="1.097cm" svg:x="21.936cm" svg:y="8.436cm">
          <draw:text-box>
            <text:p text:style-name="P5">combine <text:s/>with</text:p>
            <text:p text:style-name="P5">utility matrix <text:span text:style-name="T2">M</text:span></text:p>
          </draw:text-box>
        </draw:frame>
        <draw:frame draw:style-name="gr19" draw:text-style-name="P6" xml:id="id17" draw:id="id17" draw:layer="layout" svg:width="3.212cm" svg:height="1.097cm" svg:x="21.936cm" svg:y="13.46cm">
          <draw:text-box>
            <text:p text:style-name="P5">combine <text:s/>with</text:p>
            <text:p text:style-name="P5">utility matrix <text:span text:style-name="T2">M</text:span></text:p>
          </draw:text-box>
        </draw:frame>
        <draw:connector draw:style-name="gr14" draw:text-style-name="P7" draw:layer="layout" svg:x1="9.4cm" svg:y1="8.984cm" svg:x2="10.497cm" svg:y2="8.984cm" draw:start-shape="id5" draw:start-glue-point="1" draw:end-shape="id13" draw:end-glue-point="3" svg:d="M9400 8984h1097" svg:viewBox="0 0 1098 1">
          <text:p/>
        </draw:connector>
        <draw:connector draw:style-name="gr14" draw:text-style-name="P7" draw:layer="layout" svg:x1="9.753cm" svg:y1="14.008cm" svg:x2="10.497cm" svg:y2="14.008cm" draw:start-shape="id15" draw:start-glue-point="1" draw:end-shape="id14" draw:end-glue-point="3" svg:d="M9753 14008h744" svg:viewBox="0 0 745 1">
          <text:p/>
        </draw:connector>
        <draw:connector draw:style-name="gr14" draw:text-style-name="P7" draw:layer="layout" svg:x1="4.493cm" svg:y1="14.008cm" svg:x2="5.521cm" svg:y2="14.008cm" draw:start-shape="id7" draw:start-glue-point="1" draw:end-shape="id15" draw:end-glue-point="3" svg:d="M4493 14008h1028" svg:viewBox="0 0 1029 1">
          <text:p/>
        </draw:connector>
        <draw:connector draw:style-name="gr20" draw:text-style-name="P9" draw:layer="layout" svg:x1="21.126cm" svg:y1="8.984cm" svg:x2="21.936cm" svg:y2="8.984cm" draw:start-shape="id9" draw:start-glue-point="1" draw:end-shape="id16" draw:end-glue-point="3" svg:d="M21126 8984h810" svg:viewBox="0 0 811 1">
          <text:p/>
        </draw:connector>
        <draw:connector draw:style-name="gr20" draw:text-style-name="P9" draw:layer="layout" svg:x1="21.126cm" svg:y1="14.008cm" svg:x2="21.936cm" svg:y2="14.008cm" draw:start-shape="id11" draw:start-glue-point="1" draw:end-shape="id17" draw:end-glue-point="3" svg:d="M21126 14008h810" svg:viewBox="0 0 811 1">
          <text:p/>
        </draw:connector>
        <draw:frame draw:style-name="gr21" draw:text-style-name="P11" xml:id="id18" draw:id="id18" draw:layer="layout" svg:width="2.086cm" svg:height="1.075cm" svg:x="26.428cm" svg:y="8.447cm">
          <draw:text-box>
            <text:p text:style-name="P10">SCORE</text:p>
            <text:p text:style-name="P10"><text:span text:style-name="T3">(standard)</text:span></text:p>
          </draw:text-box>
        </draw:frame>
        <draw:frame draw:style-name="gr22" draw:text-style-name="P11" xml:id="id19" draw:id="id19" draw:layer="layout" svg:width="2.504cm" svg:height="1.075cm" svg:x="26.219cm" svg:y="13.471cm">
          <draw:text-box>
            <text:p text:style-name="P10">SCORE</text:p>
            <text:p text:style-name="P10"><text:span text:style-name="T3">(our method)</text:span></text:p>
          </draw:text-box>
        </draw:frame>
        <draw:connector draw:style-name="gr20" draw:text-style-name="P9" draw:layer="layout" svg:x1="25.148cm" svg:y1="8.984cm" svg:x2="26.428cm" svg:y2="8.984cm" draw:start-shape="id16" draw:start-glue-point="1" draw:end-shape="id18" draw:end-glue-point="3" svg:d="M25148 8984h1280" svg:viewBox="0 0 1281 1">
          <text:p/>
        </draw:connector>
        <draw:connector draw:style-name="gr20" draw:text-style-name="P9" draw:layer="layout" svg:x1="25.148cm" svg:y1="14.008cm" svg:x2="26.219cm" svg:y2="14.008cm" draw:start-shape="id17" draw:start-glue-point="1" draw:end-shape="id19" draw:end-glue-point="3" svg:d="M25148 14008h1071" svg:viewBox="0 0 1072 1">
          <text:p/>
        </draw:connector>
        <draw:frame draw:style-name="gr23" draw:text-style-name="P12" draw:layer="layout" svg:width="9.477cm" svg:height="0.886cm" svg:x="1.09cm" svg:y="16.399cm">
          <draw:text-box>
            <text:p><text:span text:style-name="T4">Repeat through all data in test set #2</text:span></text:p>
          </draw:text-box>
        </draw:frame>
        <draw:frame draw:style-name="gr24" draw:text-style-name="P14" draw:layer="layout" svg:width="6.086cm" svg:height="0.886cm" svg:x="1.097cm" svg:y="0.488cm">
          <draw:text-box>
            <text:p text:style-name="P13">Fix utility matrix, e.g. </text:p>
          </draw:text-box>
        </draw:frame>
        <draw:frame draw:style-name="gr25" draw:text-style-name="P8" draw:layer="layout" svg:width="0.2cm" svg:height="0.47cm" svg:x="12.473cm" svg:y="11.5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8§latex§\[
\bm{M} = 
\begin{pmatrix}
\textrm{\small T0}=1 &amp; \textrm{\small F0}=-1 \\ \textrm{\small F1}=0 &amp; \textrm{\small T1}=1
\end{pmatrix}\]§svg§600§TRUE§</svg:desc>
          <draw:g>
            <draw:path draw:style-name="gr26" draw:text-style-name="P15" draw:layer="layout" svg:width="0.437cm" svg:height="0.303cm" svg:x="1.726cm" svg:y="1.74cm" svg:viewBox="0 0 438 304" svg:d="M395 298c0-6 1-11 1-16-8-1-16-1-23-2-12 0-17-3-17-12 0-4 2-7 3-16 0-1 1-3 1-4 12-67 23-135 35-202 4-24 9-29 24-30 5 0 11-1 17-1 1-5 2-10 2-15-16 0-31 1-49 1-19 0-33-1-50-1-33 62-60 104-133 221-18-74-37-147-56-221-16 0-30 1-48 1-19 0-32-1-47-1-1 5-2 10-3 15 7 0 13 1 20 1 16 0 22 5 22 14 0 7-1 17-3 26-19 67-37 134-55 201-4 15-10 23-17 23-6 1-12 1-18 2 0 5-1 10-1 16 16-1 29-1 47-1 19 0 32 0 47 1 1-6 2-11 3-16-8-1-15-1-22-2-12 0-15-3-15-12 0-5 0-5 3-19 16-63 31-127 46-191 21 82 42 164 62 246 4 0 8 0 12 0 10-18 20-36 31-55 42-69 84-138 126-207-12 70-24 140-36 210 0 2 0 4-1 5 0 1 0 2 0 4-4 16-5 18-19 19-7 1-14 1-21 2-1 5-1 10-2 16 22-1 41-1 67-1s45 0 67 1z">
              <text:p/>
            </draw:path>
            <draw:path draw:style-name="gr26" draw:text-style-name="P15" draw:layer="layout" svg:width="0.234cm" svg:height="0.117cm" svg:x="2.341cm" svg:y="1.861cm" svg:viewBox="0 0 235 118" svg:d="M0 26c78 0 156-1 235-1 0-8 0-17 0-25-79 0-157 0-235 0 0 9 0 17 0 26zM0 118c78 0 156 0 235 0 0-9 0-17 0-26-79 0-157 0-235 0 0 9 0 17 0 26z">
              <text:p/>
            </draw:path>
            <draw:path draw:style-name="gr26" draw:text-style-name="P15" draw:layer="layout" svg:width="0.131cm" svg:height="1.111cm" svg:x="2.785cm" svg:y="1.369cm" svg:viewBox="0 0 132 1112" svg:d="M132 1093c-69-104-87-378-87-547 0-168 18-423 87-527-2-7-4-13-5-19-67 99-127 244-127 546 0 301 62 484 127 566 1-6 3-13 5-19z">
              <text:p/>
            </draw:path>
            <draw:path draw:style-name="gr26" draw:text-style-name="P15" draw:layer="layout" svg:width="0.225cm" svg:height="0.271cm" svg:x="2.949cm" svg:y="1.483cm" svg:viewBox="0 0 226 272" svg:d="M226 0c-28 0-56 1-84 1-21 0-42 0-63 0-26 0-53-1-79-1 1 22 2 37 2 63 5 0 9 0 13 0 0-10 1-20 1-31 0-10 5-13 16-13 21 0 41 0 61 0 1 13 1 22 1 39 0 56 0 111 0 167 0 29-2 33-19 34-7 1-13 1-19 2 0 3 0 7 0 11 19 0 38-1 57-1s39 1 57 1c0-4 0-8 0-11-6-1-12-1-18-2-18-1-20-5-20-34 0-56 0-111 0-167 0-17 0-26 1-39 20 0 40 0 61 0 11 0 16 3 16 13 0 11 1 21 1 31 4 0 8 0 13 0 0-26 1-41 2-63z">
              <text:p/>
            </draw:path>
            <draw:path draw:style-name="gr26" draw:text-style-name="P15" draw:layer="layout" svg:width="0.17cm" svg:height="0.277cm" svg:x="3.194cm" svg:y="1.485cm" svg:viewBox="0 0 171 278" svg:d="M171 127c0-86-26-127-79-127-61 0-92 48-92 143 0 46 9 85 22 104 14 19 36 31 60 31 60 0 89-51 89-151zM138 146c0 84-15 118-51 118-37 0-53-39-53-135 0-83 13-115 50-115 39 0 54 38 54 132z">
              <text:p/>
            </draw:path>
            <draw:path draw:style-name="gr26" draw:text-style-name="P15" draw:layer="layout" svg:width="0.234cm" svg:height="0.118cm" svg:x="3.528cm" svg:y="1.578cm" svg:viewBox="0 0 235 119" svg:d="M0 26c78 0 156 0 235 0 0-9 0-17 0-26-79 0-157 0-235 0 0 9 0 17 0 26zM0 119c78 0 156 0 235 0 0-9 0-17 0-26-79 0-157 0-235 0 0 9 0 17 0 26z">
              <text:p/>
            </draw:path>
            <draw:path draw:style-name="gr26" draw:text-style-name="P15" draw:layer="layout" svg:width="0.155cm" svg:height="0.302cm" svg:x="3.939cm" svg:y="1.452cm" svg:viewBox="0 0 156 303" svg:d="M156 303c0-4 0-9 0-13-7 0-14 0-22-1-23-1-28-6-28-28 0-87 0-173 0-260-3 0-5-1-7-1-28 15-59 27-99 41 1 7 2 13 4 20 1 0 2 0 3 0 20-10 39-19 59-26 2 0 4 3 4 13 0 71 0 142 0 213 0 22-5 27-29 28-8 1-17 1-25 1 0 4 0 9 0 13 24 0 49-1 72-1s46 1 68 1z">
              <text:p/>
            </draw:path>
            <draw:path draw:style-name="gr26" draw:text-style-name="P15" draw:layer="layout" svg:width="0.201cm" svg:height="0.271cm" svg:x="4.576cm" svg:y="1.483cm" svg:viewBox="0 0 202 272" svg:d="M202 1c-16 0-32-1-48-1-27 0-56 1-84 1-24 0-46-1-70-1 0 4 0 7 0 11 7 1 13 1 20 1 17 2 20 5 20 36 0 59 0 118 0 177 0 29-3 33-20 34-7 1-13 1-20 2 0 3 0 7 0 11 20 0 39-1 58-1 20 0 39 1 57 1 0-4 0-8 0-11-6-1-12-1-18-2-19-1-20-5-20-34 0-28 0-55 0-82 21-1 41-1 62-2 17 0 25 2 27 15 3 9 2 15 3 23 4 0 8 0 12 0-1-14-1-29-1-44s0-30 1-44c-4 0-8 0-12 0-1 6-2 13-3 19 0 14-10 15-27 15-21 0-45 0-62-1 0-35 0-69 0-104 11-4 19-4 42-4 19 0 40 3 52 5 10 3 12 5 12 14 0 8 0 17 0 26 4 0 9 0 13 0 0-24 1-42 6-60z">
              <text:p/>
            </draw:path>
            <draw:path draw:style-name="gr26" draw:text-style-name="P15" draw:layer="layout" svg:width="0.17cm" svg:height="0.277cm" svg:x="4.797cm" svg:y="1.485cm" svg:viewBox="0 0 171 278" svg:d="M171 127c0-86-24-127-79-127-61 0-92 48-92 143 0 46 9 85 22 104 14 19 36 31 61 31 59 0 88-51 88-151zM139 146c0 84-15 118-51 118-38 0-54-39-54-135 0-83 14-115 52-115 37 0 53 38 53 132z">
              <text:p/>
            </draw:path>
            <draw:path draw:style-name="gr26" draw:text-style-name="P15" draw:layer="layout" svg:width="0.232cm" svg:height="0.118cm" svg:x="5.133cm" svg:y="1.578cm" svg:viewBox="0 0 233 119" svg:d="M0 26c78 0 156 0 233 0 0-9 0-17 0-26-77 0-155 0-233 0 0 9 0 17 0 26zM0 119c78 0 156 0 233 0 0-9 0-17 0-26-77 0-155 0-233 0 0 9 0 17 0 26z">
              <text:p/>
            </draw:path>
            <draw:path draw:style-name="gr26" draw:text-style-name="P15" draw:layer="layout" svg:width="0.234cm" svg:height="0.025cm" svg:x="5.545cm" svg:y="1.624cm" svg:viewBox="0 0 235 26" svg:d="M0 0c78 0 156 0 235 0 0 9 0 17 0 26-79 0-157 0-235 0 0-9 0-17 0-26z">
              <text:p/>
            </draw:path>
            <draw:path draw:style-name="gr26" draw:text-style-name="P15" draw:layer="layout" svg:width="0.155cm" svg:height="0.302cm" svg:x="5.836cm" svg:y="1.452cm" svg:viewBox="0 0 156 303" svg:d="M156 303c0-4 0-9 0-13-7 0-15 0-23-1-24-1-27-6-27-28 0-87 0-173 0-260-3 0-5-1-7-1-28 15-59 27-99 41 1 7 2 13 2 20 2 0 4 0 5 0 19-10 39-19 58-26 2 0 3 3 3 13 0 71 0 142 0 213 0 22-5 27-28 28-8 1-16 1-24 1 0 4 0 9 0 13 24 0 47-1 71-1s46 1 69 1z">
              <text:p/>
            </draw:path>
            <draw:path draw:style-name="gr26" draw:text-style-name="P15" draw:layer="layout" svg:width="0.201cm" svg:height="0.272cm" svg:x="2.962cm" svg:y="2.049cm" svg:viewBox="0 0 202 273" svg:d="M202 1c-16 0-32-1-48-1-29 1-57 1-84 1-24 0-46 0-70-1 0 4 0 8 0 12 6 1 12 1 19 2 18 1 19 3 19 34 0 59 0 118 0 177 0 31-1 33-19 34-7 1-13 1-19 2 0 4 0 8 0 12 19-1 38-1 57-1s39 0 58 1c0-4 0-8 0-12-6-1-13-1-19-2-18-1-20-3-20-34 0-28 0-55 0-82 21 0 42 0 63 0 17 0 25 1 27 13 2 9 2 16 3 24 4 0 7 0 11 0-1-15-1-29-1-44 0-16 0-31 1-45-4 0-7 0-11 0-1 7-2 14-3 21-1 12-11 15-28 15-21 0-45-2-62-3 0-35 0-69 0-104 12-3 18-4 42-4 19 0 41 3 53 6 9 3 10 4 10 14 0 8 0 17 0 25 5 0 9 0 14 0 0-24 2-42 7-60z">
              <text:p/>
            </draw:path>
            <draw:path draw:style-name="gr26" draw:text-style-name="P15" draw:layer="layout" svg:width="0.139cm" svg:height="0.273cm" svg:x="3.195cm" svg:y="2.048cm" svg:viewBox="0 0 140 274" svg:d="M140 274c0-4 0-8 0-12-6-1-13-1-20-1-22-2-26-5-26-25 0-78 0-156 0-234-1 0-3-1-5-2-26 14-53 26-89 38 1 6 2 11 2 17 2 0 3 0 4 0 18-8 35-15 52-23 3 0 3 4 3 13 0 63 0 127 0 191 0 20-4 23-25 25-7 0-15 0-22 1 0 4 0 8 0 12 22-1 43-1 64-1s42 0 62 1z">
              <text:p/>
            </draw:path>
            <draw:path draw:style-name="gr26" draw:text-style-name="P15" draw:layer="layout" svg:width="0.234cm" svg:height="0.117cm" svg:x="3.517cm" svg:y="2.145cm" svg:viewBox="0 0 235 118" svg:d="M0 26c78 0 156-1 235-1 0-8 0-17 0-25-79 0-157 0-235 0 0 9 0 17 0 26zM0 118c78 0 156 0 235 0 0-9 0-17 0-26-79 0-157 0-235 0 0 9 0 17 0 26z">
              <text:p/>
            </draw:path>
            <draw:path draw:style-name="gr26" draw:text-style-name="P15" draw:layer="layout" svg:width="0.19cm" svg:height="0.308cm" svg:x="3.914cm" svg:y="2.021cm" svg:viewBox="0 0 191 309" svg:d="M191 140c0-95-28-140-88-140-68 0-103 53-103 159 0 51 10 95 25 116 15 22 40 34 67 34 66 0 99-57 99-169zM154 163c0 93-16 131-57 131-42 0-60-45-60-151 0-92 16-128 57-128 43 0 60 43 60 148z">
              <text:p/>
            </draw:path>
            <draw:path draw:style-name="gr26" draw:text-style-name="P15" draw:layer="layout" svg:width="0.225cm" svg:height="0.272cm" svg:x="4.71cm" svg:y="2.049cm" svg:viewBox="0 0 226 273" svg:d="M226 0c-28 0-56 1-84 1-21 0-42 0-63 0-26 0-53-1-79-1 1 22 2 37 2 63 5 0 9 0 13 0 0-10 1-20 1-31 0-10 5-12 16-12 21 0 41 0 61 0 1 12 1 22 1 38 0 56 0 111 0 167 0 31-2 33-19 34-7 1-13 1-19 2 0 4 0 8 0 12 19-1 38-1 57-1s39 0 57 1c0-4 0-8 0-12-6-1-12-1-18-2-19-1-20-3-20-34 0-56 0-111 0-167 0-17 0-26 1-38 20 0 40 0 61 0 11 0 16 2 16 12 0 11 1 21 1 31 4 0 8 0 13 0 0-26 1-41 2-63z">
              <text:p/>
            </draw:path>
            <draw:path draw:style-name="gr26" draw:text-style-name="P15" draw:layer="layout" svg:width="0.139cm" svg:height="0.273cm" svg:x="4.967cm" svg:y="2.048cm" svg:viewBox="0 0 140 274" svg:d="M140 274c0-4 0-8 0-12-6-1-13-1-20-1-22-2-26-5-26-25 0-78 0-156 0-234-1 0-3-1-5-2-26 14-53 26-89 38 1 6 2 11 2 17 2 0 3 0 4 0 18-8 35-15 52-23 3 0 3 4 3 13 0 63 0 127 0 191 0 20-4 23-25 25-7 0-15 0-22 1 0 4 0 8 0 12 22-1 43-1 64-1s42 0 62 1z">
              <text:p/>
            </draw:path>
            <draw:path draw:style-name="gr26" draw:text-style-name="P15" draw:layer="layout" svg:width="0.234cm" svg:height="0.117cm" svg:x="5.289cm" svg:y="2.145cm" svg:viewBox="0 0 235 118" svg:d="M0 26c78 0 156-1 235-1 0-8 0-17 0-25-79 0-157 0-235 0 0 9 0 17 0 26zM0 118c78 0 156 0 235 0 0-9 0-17 0-26-79 0-157 0-235 0 0 9 0 17 0 26z">
              <text:p/>
            </draw:path>
            <draw:path draw:style-name="gr26" draw:text-style-name="P15" draw:layer="layout" svg:width="0.155cm" svg:height="0.303cm" svg:x="5.7cm" svg:y="2.018cm" svg:viewBox="0 0 156 304" svg:d="M156 304c0-5 0-9 0-14-7 0-14 0-22-1-23-1-28-6-28-28 0-86 0-172 0-259-3 0-5-1-7-2-28 15-59 29-99 42 1 6 2 13 4 19 1 0 2 0 3 0 20-9 39-18 59-26 2 0 2 3 2 15 0 70 0 140 0 211 0 22-3 27-27 28-8 1-17 1-25 1 0 5 0 9 0 14 24-1 49-1 72-1s46 0 68 1z">
              <text:p/>
            </draw:path>
            <draw:path draw:style-name="gr26" draw:text-style-name="P15" draw:layer="layout" svg:width="0.131cm" svg:height="1.111cm" svg:x="6.05cm" svg:y="1.369cm" svg:viewBox="0 0 132 1112" svg:d="M0 1093c2 6 4 13 6 19 64-82 126-265 126-566 0-302-60-447-126-546-2 6-4 12-6 19 68 104 87 359 87 527 0 169-19 443-87 547z">
              <text:p/>
            </draw:path>
          </draw:g>
        </draw:g>
        <draw:frame draw:style-name="gr27" draw:text-style-name="P16" draw:layer="layout" svg:width="17.52cm" svg:height="0.886cm" svg:x="7.297cm" svg:y="19.588cm">
          <draw:text-box>
            <text:p>Repeat procedure above for several other examples of utility matrix</text:p>
          </draw:text-box>
        </draw:frame>
        <draw:connector draw:style-name="gr14" draw:text-style-name="P7" draw:layer="layout" svg:x1="2.43cm" svg:y1="7.214cm" svg:x2="2.43cm" svg:y2="8.647cm" draw:start-shape="id3" draw:start-glue-point="2" draw:end-shape="id4" svg:d="M2430 7214v1433" svg:viewBox="0 0 1 1434">
          <text:p/>
        </draw:connector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nion Pro" svg:font-family="'Minion Pro'" style:font-adornments="Regular" style:font-family-generic="roman" style:font-pitch="variable"/>
    <style:font-face style:name="Minion Pro1" svg:font-family="'Minion Pro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22" draw:display-name="Arrowheads 2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_20_short" draw:display-name="Concave short" svg:viewBox="0 826 1131 754" svg:d="M566 826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nion Pro" fo:font-family="'Minion Pro'" style:font-style-name="Regular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draw:marker-end="Concave_20_short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Minion Pro" fo:font-family="'Minion Pro'" style:font-style-name="Regular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Minion Pro" fo:font-family="'Minion Pro'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Minion Pro" fo:font-family="'Minion Pro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inion Pro" fo:font-family="'Minion Pro'" style:font-style-name="Regular" style:font-family-generic="roman" style:font-pitch="variable" fo:font-size="4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1.89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44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742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12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true" draw:auto-grow-width="true" fo:min-height="0.424cm" fo:min-width="3.87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39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2.945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24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627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4" draw:layer="backgroundobjects" svg:width="3.875cm" svg:height="0.424cm" svg:x="25.754cm" svg:y="20.5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6T09:52:41.669000000</meta:creation-date>
    <meta:generator>LibreOffice/7.3.0.3$Windows_X86_64 LibreOffice_project/0f246aa12d0eee4a0f7adcefbf7c878fc2238db3</meta:generator>
    <meta:editing-duration>PT10M50S</meta:editing-duration>
    <meta:editing-cycles>5</meta:editing-cycles>
    <dc:title>pglpm-presentation_template220119</dc:title>
    <meta:initial-creator>PierGianLuca Porta Mana</meta:initial-creator>
    <dc:date>2022-05-06T10:58:27.359000000</dc:date>
    <dc:creator>PierGianLuca Porta Mana</dc:creator>
    <meta:document-statistic meta:object-count="88"/>
    <meta:user-defined meta:name="Author">P.G.L.  Porta Mana</meta:user-defined>
  </office:meta>
</office:document-meta>
</file>

<file path=Object 1/content.xml><?xml version="1.0" encoding="utf-8"?>
<math xmlns="http://www.w3.org/1998/Math/MathML" display="block"/>
</file>